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italic" style:font-size-asian="14pt" style:font-style-asian="italic" style:font-size-complex="14pt" style:font-style-complex="italic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 style:list-style-name="L1">
      <style:text-properties fo:font-size="14pt" style:font-size-asian="14pt" style:font-size-complex="14pt"/>
    </style:style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4"/>
    <style:style style:name="P7" style:family="paragraph" style:parent-style-name="Standard" style:list-style-name="L5"/>
    <style:style style:name="P8" style:family="paragraph" style:parent-style-name="Standard" style:list-style-name="L6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Compilation Tools:</text:p>
      <text:list xml:id="list178059915" text:style-name="L1">
        <text:list-item>
          <text:p text:style-name="P3">Qt SDK. Version 4.7.0</text:p>
        </text:list-item>
        <text:list-item>
          <text:p text:style-name="P3">qmake version 2.01a</text:p>
        </text:list-item>
        <text:list-item>
          <text:p text:style-name="P3">gcc version 4.4.0 through mingw32 tool.</text:p>
        </text:list-item>
      </text:list>
      <text:p text:style-name="Standard"/>
      <text:p text:style-name="Standard"/>
      <text:p text:style-name="P1">Steps to be done before compiling Top Mod in <text:span text:style-name="T1">Windows 7</text:span>:</text:p>
      <text:list xml:id="list1546944583" text:style-name="L2">
        <text:list-item>
          <text:p text:style-name="P4">Add below variables to the PATH environment variable.</text:p>
        </text:list-item>
      </text:list>
      <text:list xml:id="list481564303" text:style-name="L3">
        <text:list-item>
          <text:p text:style-name="P5">C:\Qt\2010.05\mingw\bin<text:tab/>-<text:tab/>for 'mingwm10.dll'</text:p>
        </text:list-item>
        <text:list-item>
          <text:p text:style-name="P5">C:\Qt\2010.05\qt\bin<text:tab/><text:tab/>-<text:tab/>for 'QtCore4.dll'</text:p>
        </text:list-item>
      </text:list>
      <text:p text:style-name="Standard"/>
      <text:list xml:id="list1415853434" text:style-name="L4">
        <text:list-item>
          <text:p text:style-name="P6">Now open "include.pro" project file in Qt IDE under ".\topmod_gui\include". Hit 'Ctrl+Shift+B' key to build the include app.</text:p>
        </text:list-item>
        <text:list-item>
          <text:p text:style-name="P6">Now move to the root directory of include i.e. ".\topmod_gui" and open "topmod.pro" project file in Qt IDE. Hit 'Ctrl+Shift+B' key to build the topmod app.</text:p>
        </text:list-item>
        <text:list-item>
          <text:p text:style-name="P6">You will find <text:span text:style-name="T1">TopMod.exe</text:span> under ".\topmod-build-desktop\release". Run the app to open the application.</text:p>
        </text:list-item>
      </text:list>
      <text:p text:style-name="Standard"/>
      <text:p text:style-name="Standard"/>
      <text:p text:style-name="P1">Steps to be done before compiling Top Mod in <text:span text:style-name="T1">Linux</text:span>:</text:p>
      <text:p text:style-name="Standard"/>
      <text:list xml:id="list1820694578" text:style-name="L5">
        <text:list-item>
          <text:p text:style-name="P7">Now open "include.pro" project file in Qt IDE under "./topmod_gui/include". Hit 'Ctrl+Shift+B' key to build the include app.</text:p>
        </text:list-item>
        <text:list-item>
          <text:p text:style-name="P7">Now move to the root directory of include i.e. "./topmod_gui" and open "topmod.pro" project file in Qt IDE. Hit 'Ctrl+Shift+B' key to build the topmod app.</text:p>
        </text:list-item>
        <text:list-item>
          <text:p text:style-name="P7">You will find <text:span text:style-name="T2">TopMod</text:span> under "./topmod-build-desktop". Run the app to open the application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Code Changes</text:p>
      <text:p text:style-name="Standard"/>
      <text:list xml:id="list681369651" text:style-name="L6">
        <text:list-item>
          <text:p text:style-name="P8">A live movement in code given to you fixed the issue related to reference axis drawn in bottom left corner of the application.</text:p>
        </text:list-item>
        <text:list-item>
          <text:p text:style-name="P8"/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4M33S</meta:editing-duration>
    <meta:editing-cycles>16</meta:editing-cycles>
    <meta:generator>LibreOffice/3.3$Linux LibreOffice_project/330m19$Build-202</meta:generator>
    <dc:date>2011-05-26T12:44:36</dc:date>
    <dc:creator>prady </dc:creator>
    <meta:document-statistic meta:table-count="0" meta:image-count="0" meta:object-count="0" meta:page-count="2" meta:paragraph-count="17" meta:word-count="204" meta:character-count="1247"/>
    <meta:user-defined meta:name="Info 1"/>
    <meta:user-defined meta:name="Info 2"/>
    <meta:user-defined meta:name="Info 3"/>
    <meta:user-defined meta:name="Info 4"/>
  </office:meta>
</office:document-meta>
</file>